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1a04" officeooo:paragraph-rsid="00101a04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1a04" officeooo:paragraph-rsid="00101a04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lication Portable</text:p>
      <text:p text:style-name="P1"/>
      <text:p text:style-name="P1"><text:span text:style-name="T2">SDK Android :</text:span> 19 / 4,4-KitKat</text:p>
      <text:p text:style-name="P1"><text:span text:style-name="T2">Nom :</text:span> NLost Bluetooth</text:p>
      <text:p text:style-name="P1"/>
      <text:p text:style-name="P1">-Activités-</text:p>
      <text:p text:style-name="P1"/>
      <text:p text:style-name="P1">-----1:Enregistrement MAC-----</text:p>
      <text:p text:style-name="P1"/>
      <text:p text:style-name="P1">-----2:Principale-----</text:p>
      <text:p text:style-name="P1"/>
      <text:p text:style-name="P1">-----3:Paramètres-----</text:p>
      <text:p text:style-name="P1"/>
      <text:p text:style-name="P1">Class : Contextual Menu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47:14.936000000</meta:creation-date>
    <dc:date>2018-03-22T15:57:46.968000000</dc:date>
    <meta:editing-duration>PT21S</meta:editing-duration>
    <meta:editing-cycles>1</meta:editing-cycles>
    <meta:document-statistic meta:table-count="0" meta:image-count="0" meta:object-count="0" meta:page-count="1" meta:paragraph-count="8" meta:word-count="24" meta:character-count="178" meta:non-whitespace-character-count="165"/>
    <meta:generator>LibreOffice/5.3.3.2$Windows_x86 LibreOffice_project/3d9a8b4b4e538a85e0782bd6c2d430bafe583448</meta:generator>
  </office:meta>
</office:document-meta>
</file>